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cm" svg:y1="6cm" svg:x2="5cm" svg:y2="2cm">
          <text:p/>
        </draw:line>
        <draw:line draw:style-name="gr1" draw:text-style-name="P1" draw:layer="layout" svg:x1="5cm" svg:y1="6cm" svg:x2="16cm" svg:y2="6cm">
          <text:p/>
        </draw:line>
        <draw:frame draw:style-name="gr2" draw:layer="layout" svg:width="2.881cm" svg:height="0.963cm" svg:x="1.9cm" svg:y="1.4cm">
          <draw:text-box>
            <text:p>полнота</text:p>
          </draw:text-box>
        </draw:frame>
        <draw:frame draw:style-name="gr2" draw:layer="layout" svg:width="6.361cm" svg:height="2.387cm" svg:x="13.6cm" svg:y="6cm">
          <draw:text-box>
            <text:p>средняя длина<text:line-break/>инициализирующей</text:p>
            <text:p>программы</text:p>
          </draw:text-box>
        </draw:frame>
        <draw:frame draw:style-name="gr2" draw:layer="layout" svg:width="0.853cm" svg:height="0.963cm" svg:x="4.595cm" svg:y="6.1cm">
          <draw:text-box>
            <text:p>0</text:p>
          </draw:text-box>
        </draw:frame>
        <draw:line draw:style-name="gr3" draw:text-style-name="P1" draw:layer="layout" svg:x1="11.5cm" svg:y1="5.774cm" svg:x2="11.5cm" svg:y2="6.274cm">
          <text:p/>
        </draw:line>
        <draw:frame draw:style-name="gr2" draw:text-style-name="P2" draw:layer="layout" svg:width="3.11cm" svg:height="1.675cm" svg:x="9.6cm" svg:y="6.379cm">
          <draw:text-box>
            <text:p text:style-name="P2">очень</text:p>
            <text:p text:style-name="P2">большая</text:p>
          </draw:text-box>
        </draw:frame>
        <draw:line draw:style-name="gr3" draw:text-style-name="P1" draw:layer="layout" svg:x1="4.752cm" svg:y1="3cm" svg:x2="5.252cm" svg:y2="3cm">
          <text:p/>
        </draw:line>
        <draw:frame draw:style-name="gr2" draw:layer="layout" svg:width="2.119cm" svg:height="0.963cm" svg:x="2.537cm" svg:y="2.6cm">
          <draw:text-box>
            <text:p>100%</text:p>
          </draw:text-box>
        </draw:frame>
        <draw:custom-shape draw:style-name="gr4" draw:text-style-name="P1" draw:layer="layout" svg:width="0.262cm" svg:height="0.262cm" svg:x="4.874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62cm" svg:height="0.262cm" svg:x="5.57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62cm" svg:height="0.262cm" svg:x="6.77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62cm" svg:height="0.262cm" svg:x="11.474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48cm" svg:height="0.963cm" svg:x="4.92cm" svg:y="5.2cm">
          <draw:text-box>
            <text:p>СМ</text:p>
          </draw:text-box>
        </draw:frame>
        <draw:frame draw:style-name="gr2" draw:layer="layout" svg:width="1.416cm" svg:height="0.963cm" svg:x="6.6cm" svg:y="3.701cm">
          <draw:text-box>
            <text:p>ЗМ</text:p>
          </draw:text-box>
        </draw:frame>
        <draw:frame draw:style-name="gr2" draw:layer="layout" svg:width="1.865cm" svg:height="0.963cm" svg:x="4.9cm" svg:y="3.702cm">
          <draw:text-box>
            <text:p>СЗМ</text:p>
          </draw:text-box>
        </draw:frame>
        <draw:frame draw:style-name="gr2" draw:layer="layout" svg:width="1.247cm" svg:height="0.963cm" svg:x="11cm" svg:y="3.102cm">
          <draw:text-box>
            <text:p>Т1</text:p>
          </draw:text-box>
        </draw:frame>
        <draw:custom-shape draw:style-name="gr5" draw:text-style-name="P1" draw:layer="layout" svg:width="0.262cm" svg:height="0.262cm" svg:x="5.274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305cm" svg:height="0.963cm" svg:x="5.196cm" svg:y="2.1cm">
          <draw:text-box>
            <text:p>идеал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31T21:36:03.67</meta:creation-date>
    <dc:date>2009-08-31T21:48:27.60</dc:date>
    <dc:creator>Евгений Корныхин</dc:creator>
    <meta:editing-duration>PT00H09M49S</meta:editing-duration>
    <meta:editing-cycles>2</meta:editing-cycles>
    <meta:generator>OpenOffice.org/3.1$Win32 OpenOffice.org_project/310m11$Build-9399</meta:generator>
    <meta:document-statistic meta:object-count="19"/>
  </office:meta>
</office:document-meta>
</file>